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100000010000025E0000015568D9D85D.png" manifest:media-type="image/png"/>
  <manifest:file-entry manifest:full-path="Object 11/Pictures/2000000600003E7E0000232EA3D5BCD1.svm" manifest:media-type="image/x-svm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0010000025E0000015568D9D85D.png" manifest:media-type="image/png"/>
  <manifest:file-entry manifest:full-path="Object 5/Pictures/2000000600003E7E0000232EA3D5BCD1.svm" manifest:media-type="image/x-svm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100000010000025E0000015568D9D85D.png" manifest:media-type="image/png"/>
  <manifest:file-entry manifest:full-path="Object 12/Pictures/2000000600003E7E0000232EA3D5BCD1.svm" manifest:media-type="image/x-svm"/>
  <manifest:file-entry manifest:full-path="Object 1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25E0000015568D9D85D.png" manifest:media-type="image/png"/>
  <manifest:file-entry manifest:full-path="Object 6/Pictures/2000000600003E7E0000232EA3D5BCD1.svm" manifest:media-type="image/x-svm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02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1.6346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faf46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s" table:style-name="ta1">
        <table:shapes>
          <draw:frame draw:z-index="1" draw:style-name="gr1" draw:text-style-name="P1" svg:width="6.2976in" svg:height="3.5449in" svg:x="6.2705in" svg:y="3.6512in">
            <draw:object draw:notify-on-update-of-ranges="nn.A12:nn.A16 nn.G10:nn.G10 nn.H13:nn.H16 nn.I10:nn.I10 nn.J13:nn.J1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76in" svg:height="3.5449in" svg:x="6.3315in" svg:y="7.3413in">
            <draw:object draw:notify-on-update-of-ranges="nn.A12:nn.A16 knn.G10:knn.G10 knn.H13:knn.H16 nn.I10:nn.I10 knn.J13:knn.J1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>
            <draw:frame draw:z-index="5" draw:style-name="gr1" draw:text-style-name="P1" svg:width="6.2976in" svg:height="3.5449in" svg:x="0in" svg:y="0in">
              <draw:object draw:notify-on-update-of-ranges="nn.A12:nn.A16 nn.G1:nn.G1 fnn.H4:fnn.H6 nn.I10:nn.I10 fnn.J4:fnn.J6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draw:z-index="0" draw:style-name="gr1" draw:text-style-name="P1" svg:width="6.2976in" svg:height="3.5449in" svg:x="0.0154in" svg:y="0in">
              <draw:object draw:notify-on-update-of-ranges="nn.A12:nn.A16 nn.G1:nn.G1 fnn.H12:fnn.H14 nn.I10:nn.I10 fnn.J12:fnn.J14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>
            <draw:frame draw:z-index="2" draw:style-name="gr1" draw:text-style-name="P1" svg:width="6.2976in" svg:height="3.5449in" svg:x="0in" svg:y="0.0528in">
              <draw:object draw:notify-on-update-of-ranges="nn.A12:nn.A16 nn.G1:nn.G1 nn.H4:nn.H7 nn.I10:nn.I10 nn.J4:nn.J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8"/>
        </table:table-row>
        <table:table-row table:style-name="ro1">
          <table:table-cell>
            <draw:frame draw:z-index="4" draw:style-name="gr1" draw:text-style-name="P1" svg:width="6.2976in" svg:height="3.5449in" svg:x="0.026in" svg:y="0.0315in">
              <draw:object draw:notify-on-update-of-ranges="nn.A12:nn.A16 nn.G1:nn.G1 knn.H4:knn.H7 nn.I10:nn.I10 knn.J4:knn.J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</table:table-row>
      </table:table>
      <table:table table:name="fnn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8" table:default-cell-style-name="ce1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>
            <draw:frame draw:z-index="0" draw:style-name="gr1" draw:text-style-name="P1" svg:width="6.2976in" svg:height="3.5449in" svg:x="0.7614in" svg:y="0.1362in">
              <draw:object draw:notify-on-update-of-ranges="nn.A12:nn.A16 nn.G1:nn.G1 fnn.H4:fnn.H6 nn.I10:nn.I10 fnn.J4:fnn.J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draw:z-index="1" draw:style-name="gr1" draw:text-style-name="P1" svg:width="6.2976in" svg:height="3.5449in" svg:x="0.2024in" svg:y="0.0425in">
              <draw:object draw:notify-on-update-of-ranges="nn.A12:nn.A16 nn.G1:nn.G1 fnn.H12:fnn.H14 nn.I10:nn.I10 fnn.J12:fnn.J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number-columns-repeated="1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  <table:table-cell table:number-columns-repeated="10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  <table:table-cell table:number-columns-repeated="10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 table:number-columns-repeated="10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number-columns-repeated="1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8972" calcext:value-type="float">
            <text:p>0.008972</text:p>
          </table:table-cell>
          <table:table-cell table:style-name="ce3" office:value-type="float" office:value="9.575722" calcext:value-type="float">
            <text:p>9.575722</text:p>
          </table:table-cell>
          <table:table-cell table:style-name="ce3" office:value-type="float" office:value="1.970832" calcext:value-type="float">
            <text:p>1.970832</text:p>
          </table:table-cell>
          <table:table-cell table:style-name="ce3" office:value-type="float" office:value="1.910026" calcext:value-type="float">
            <text:p>1.910026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362" calcext:value-type="float">
            <text:p>0.000362</text:p>
          </table:table-cell>
          <table:table-cell table:style-name="ce3" office:value-type="float" office:value="5.672182" calcext:value-type="float">
            <text:p>5.672182</text:p>
          </table:table-cell>
          <table:table-cell table:style-name="ce3" office:value-type="float" office:value="2.127527" calcext:value-type="float">
            <text:p>2.127527</text:p>
          </table:table-cell>
          <table:table-cell table:style-name="ce3" office:value-type="float" office:value="1.227688" calcext:value-type="float">
            <text:p>1.227688</text:p>
          </table:table-cell>
          <table:table-cell/>
          <table:table-cell table:formula="of:=[.D11] / [.D12]" office:value-type="float" office:value="0.926348760791285" calcext:value-type="float">
            <text:p>0.93</text:p>
          </table:table-cell>
          <table:table-cell table:formula="of:=([.D11]-[.D12])/[.D11]" office:value-type="percentage" office:value="-0.0795070305332978" calcext:value-type="percentage">
            <text:p>-7.95%</text:p>
          </table:table-cell>
          <table:table-cell table:formula="of:=[.E11]/[.E12]" office:value-type="float" office:value="1.55579104788839" calcext:value-type="float">
            <text:p>1.56</text:p>
          </table:table-cell>
          <table:table-cell table:formula="of:=([.E11]-[.E12])/[.E11]" office:value-type="percentage" office:value="0.357240163222909" calcext:value-type="percentage">
            <text:p>35.72%</text:p>
          </table:table-cell>
          <table:table-cell table:number-columns-repeated="10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38" calcext:value-type="float">
            <text:p>0.000038</text:p>
          </table:table-cell>
          <table:table-cell table:style-name="ce3" office:value-type="float" office:value="2.53933" calcext:value-type="float">
            <text:p>2.53933</text:p>
          </table:table-cell>
          <table:table-cell table:style-name="ce3" office:value-type="float" office:value="0.536711" calcext:value-type="float">
            <text:p>0.536711</text:p>
          </table:table-cell>
          <table:table-cell table:style-name="ce3" office:value-type="float" office:value="0.420499" calcext:value-type="float">
            <text:p>0.420499</text:p>
          </table:table-cell>
          <table:table-cell/>
          <table:table-cell table:formula="of:=[.D12] / [.D13]" office:value-type="float" office:value="3.96400856326776" calcext:value-type="float">
            <text:p>3.96</text:p>
          </table:table-cell>
          <table:table-cell table:formula="of:=([.D12]-[.D13])/[.D12]" office:value-type="percentage" office:value="0.74773011106322" calcext:value-type="percentage">
            <text:p>74.77%</text:p>
          </table:table-cell>
          <table:table-cell table:formula="of:=[.E12]/[.E13]" office:value-type="float" office:value="2.91959790629704" calcext:value-type="float">
            <text:p>2.92</text:p>
          </table:table-cell>
          <table:table-cell table:formula="of:=([.E12]-[.E13])/[.E12]" office:value-type="percentage" office:value="0.657487081408306" calcext:value-type="percentage">
            <text:p>65.75%</text:p>
          </table:table-cell>
          <table:table-cell table:number-columns-repeated="10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1.809952" calcext:value-type="float">
            <text:p>1.809952</text:p>
          </table:table-cell>
          <table:table-cell table:style-name="ce3" office:value-type="float" office:value="0.419722" calcext:value-type="float">
            <text:p>0.419722</text:p>
          </table:table-cell>
          <table:table-cell table:style-name="ce3" office:value-type="float" office:value="0.278947" calcext:value-type="float">
            <text:p>0.278947</text:p>
          </table:table-cell>
          <table:table-cell/>
          <table:table-cell table:formula="of:=[.D13] / [.D14]" office:value-type="float" office:value="1.27872973063123" calcext:value-type="float">
            <text:p>1.28</text:p>
          </table:table-cell>
          <table:table-cell table:formula="of:=([.D13]-[.D14])/[.D13]" office:value-type="percentage" office:value="0.21797391892471" calcext:value-type="percentage">
            <text:p>21.80%</text:p>
          </table:table-cell>
          <table:table-cell table:formula="of:=[.E13]/[.E14]" office:value-type="float" office:value="1.50745123625635" calcext:value-type="float">
            <text:p>1.51</text:p>
          </table:table-cell>
          <table:table-cell table:formula="of:=([.E13]-[.E14])/[.E13]" office:value-type="percentage" office:value="0.336628624562722" calcext:value-type="percentage">
            <text:p>33.66%</text:p>
          </table:table-cell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 [.D11] /  [.D3]" office:value-type="float" office:value="1.11127951823533" calcext:value-type="float">
            <text:p>1.11</text:p>
          </table:table-cell>
          <table:table-cell table:formula="of:= ([.D3] - [.D11]) / [.D3]" office:value-type="percentage" office:value="-0.111279518235334" calcext:value-type="percentage">
            <text:p>-11.13%</text:p>
          </table:table-cell>
          <table:table-cell table:formula="of:= [.E11] /  [.E3]" office:value-type="float" office:value="1.5514073347266" calcext:value-type="float">
            <text:p>1.55</text:p>
          </table:table-cell>
          <table:table-cell table:formula="of:=([.E3]-[.E11])/[.E3]" office:value-type="percentage" office:value="-0.551407334726603" calcext:value-type="percentage">
            <text:p>-55.14%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 [.D12] /  [.D4]" office:value-type="float" office:value="3.40084368625997" calcext:value-type="float">
            <text:p>3.40</text:p>
          </table:table-cell>
          <table:table-cell table:formula="of:= ([.D4] - [.D12]) / [.D4]" office:value-type="percentage" office:value="-2.40084368625997" calcext:value-type="percentage">
            <text:p>-240.08%</text:p>
          </table:table-cell>
          <table:table-cell table:formula="of:= [.E12] /  [.E4]" office:value-type="float" office:value="2.38425834216976" calcext:value-type="float">
            <text:p>2.38</text:p>
          </table:table-cell>
          <table:table-cell table:formula="of:=([.E4]-[.E12])/[.E4]" office:value-type="percentage" office:value="-1.38425834216976" calcext:value-type="percentage">
            <text:p>-138.43%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 [.D13] /  [.D5]" office:value-type="float" office:value="2.4631521459779" calcext:value-type="float">
            <text:p>2.46</text:p>
          </table:table-cell>
          <table:table-cell table:formula="of:= ([.D5] - [.D13]) / [.D5]" office:value-type="percentage" office:value="-1.4631521459779" calcext:value-type="percentage">
            <text:p>-146.32%</text:p>
          </table:table-cell>
          <table:table-cell table:formula="of:= [.E13] /  [.E5]" office:value-type="float" office:value="2.4415251875421" calcext:value-type="float">
            <text:p>2.44</text:p>
          </table:table-cell>
          <table:table-cell table:formula="of:=([.E5]-[.E13])/[.E5]" office:value-type="percentage" office:value="-1.4415251875421" calcext:value-type="percentage">
            <text:p>-144.15%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 [.D14] /  [.D6]" office:value-type="float" office:value="1.0089083112188" calcext:value-type="float">
            <text:p>1.01</text:p>
          </table:table-cell>
          <table:table-cell table:formula="of:= ([.D6] - [.D14]) / [.D6]" office:value-type="percentage" office:value="-0.00890831121879925" calcext:value-type="percentage">
            <text:p>-0.89%</text:p>
          </table:table-cell>
          <table:table-cell table:formula="of:= [.E14] /  [.E6]" office:value-type="float" office:value="1.01790243065819" calcext:value-type="float">
            <text:p>1.02</text:p>
          </table:table-cell>
          <table:table-cell table:formula="of:=([.E6]-[.E14])/[.E6]" office:value-type="percentage" office:value="-0.0179024306581863" calcext:value-type="percentage">
            <text:p>-1.79%</text:p>
          </table:table-cell>
          <table:table-cell table:number-columns-repeated="10"/>
        </table:table-row>
      </table:table>
      <table:table table:name="nn" table:style-name="ta2">
        <table:shapes>
          <draw:frame draw:z-index="0" draw:style-name="gr1" draw:text-style-name="P1" svg:width="6.2976in" svg:height="3.5449in" svg:x="10.5831in" svg:y="4.089in">
            <draw:object draw:notify-on-update-of-ranges="nn.A12:nn.A16 nn.G10:nn.G10 nn.H13:nn.H16 nn.I10:nn.I10 nn.J13:nn.J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>
            <draw:frame draw:z-index="1" draw:style-name="gr1" draw:text-style-name="P1" svg:width="6.2976in" svg:height="3.5449in" svg:x="0.8661in" svg:y="0.1358in">
              <draw:object draw:notify-on-update-of-ranges="nn.A12:nn.A16 nn.G1:nn.G1 nn.H4:nn.H7 nn.I10:nn.I10 nn.J4:nn.J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  <table:table-cell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  <table:table-cell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  <table:table-cell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28075" calcext:value-type="float">
            <text:p>0.028075</text:p>
          </table:table-cell>
          <table:table-cell table:style-name="ce3" office:value-type="float" office:value="20.031243" calcext:value-type="float">
            <text:p>20.031243</text:p>
          </table:table-cell>
          <table:table-cell table:style-name="ce3" office:value-type="float" office:value="5.220319" calcext:value-type="float">
            <text:p>5.220319</text:p>
          </table:table-cell>
          <table:table-cell table:style-name="ce3" office:value-type="float" office:value="3.692268" calcext:value-type="float">
            <text:p>3.692268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7079" calcext:value-type="float">
            <text:p>0.007079</text:p>
          </table:table-cell>
          <table:table-cell table:style-name="ce3" office:value-type="float" office:value="14.064025" calcext:value-type="float">
            <text:p>14.064025</text:p>
          </table:table-cell>
          <table:table-cell table:style-name="ce3" office:value-type="float" office:value="2.997375" calcext:value-type="float">
            <text:p>2.997375</text:p>
          </table:table-cell>
          <table:table-cell table:style-name="ce3" office:value-type="float" office:value="2.34819" calcext:value-type="float">
            <text:p>2.34819</text:p>
          </table:table-cell>
          <table:table-cell/>
          <table:table-cell table:formula="of:=[.D12] / [.D13]" office:value-type="float" office:value="1.74163025981067" calcext:value-type="float">
            <text:p>1.74</text:p>
          </table:table-cell>
          <table:table-cell table:formula="of:=([.D12]-[.D13])/[.D12]" office:value-type="percentage" office:value="0.425825318337826" calcext:value-type="percentage">
            <text:p>42.58%</text:p>
          </table:table-cell>
          <table:table-cell table:formula="of:=[.E12]/[.E13]" office:value-type="float" office:value="1.57238894637998" calcext:value-type="float">
            <text:p>1.57</text:p>
          </table:table-cell>
          <table:table-cell table:formula="of:=([.E12]-[.E13])/[.E12]" office:value-type="percentage" office:value="0.364025038269161" calcext:value-type="percentage">
            <text:p>36.40%</text:p>
          </table:table-cell>
          <table:table-cell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21" calcext:value-type="float">
            <text:p>0.000221</text:p>
          </table:table-cell>
          <table:table-cell table:style-name="ce3" office:value-type="float" office:value="10.859588" calcext:value-type="float">
            <text:p>10.859588</text:p>
          </table:table-cell>
          <table:table-cell table:style-name="ce3" office:value-type="float" office:value="1.743053" calcext:value-type="float">
            <text:p>1.743053</text:p>
          </table:table-cell>
          <table:table-cell table:style-name="ce3" office:value-type="float" office:value="1.354251" calcext:value-type="float">
            <text:p>1.354251</text:p>
          </table:table-cell>
          <table:table-cell/>
          <table:table-cell table:formula="of:=[.D13] / [.D14]" office:value-type="float" office:value="1.71961208293724" calcext:value-type="float">
            <text:p>1.72</text:p>
          </table:table-cell>
          <table:table-cell table:formula="of:=([.D13]-[.D14])/[.D13]" office:value-type="percentage" office:value="0.418473497643772" calcext:value-type="percentage">
            <text:p>41.85%</text:p>
          </table:table-cell>
          <table:table-cell table:formula="of:=[.E13]/[.E14]" office:value-type="float" office:value="1.73394001555103" calcext:value-type="float">
            <text:p>1.73</text:p>
          </table:table-cell>
          <table:table-cell table:formula="of:=([.E13]-[.E14])/[.E13]" office:value-type="percentage" office:value="0.423278780677884" calcext:value-type="percentage">
            <text:p>42.33%</text:p>
          </table:table-cell>
          <table:table-cell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6.902217" calcext:value-type="float">
            <text:p>6.902217</text:p>
          </table:table-cell>
          <table:table-cell table:style-name="ce3" office:value-type="float" office:value="1.042092" calcext:value-type="float">
            <text:p>1.042092</text:p>
          </table:table-cell>
          <table:table-cell table:style-name="ce3" office:value-type="float" office:value="0.800102" calcext:value-type="float">
            <text:p>0.800102</text:p>
          </table:table-cell>
          <table:table-cell/>
          <table:table-cell table:formula="of:=[.D14] / [.D15]" office:value-type="float" office:value="1.67264790440767" calcext:value-type="float">
            <text:p>1.67</text:p>
          </table:table-cell>
          <table:table-cell table:formula="of:=([.D14]-[.D15])/[.D14]" office:value-type="percentage" office:value="0.402145545775143" calcext:value-type="percentage">
            <text:p>40.21%</text:p>
          </table:table-cell>
          <table:table-cell table:formula="of:=[.E14]/[.E15]" office:value-type="float" office:value="1.69259794376217" calcext:value-type="float">
            <text:p>1.69</text:p>
          </table:table-cell>
          <table:table-cell table:formula="of:=([.E14]-[.E15])/[.E14]" office:value-type="percentage" office:value="0.409192239843279" calcext:value-type="percentage">
            <text:p>40.92%</text:p>
          </table:table-cell>
          <table:table-cell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08415" calcext:value-type="float">
            <text:p>4.408415</text:p>
          </table:table-cell>
          <table:table-cell table:style-name="ce3" office:value-type="float" office:value="0.670634" calcext:value-type="float">
            <text:p>0.670634</text:p>
          </table:table-cell>
          <table:table-cell table:style-name="ce3" office:value-type="float" office:value="0.510044" calcext:value-type="float">
            <text:p>0.510044</text:p>
          </table:table-cell>
          <table:table-cell/>
          <table:table-cell table:formula="of:=[.D15] / [.D16]" office:value-type="float" office:value="1.55389079587376" calcext:value-type="float">
            <text:p>1.55</text:p>
          </table:table-cell>
          <table:table-cell table:formula="of:=([.D15]-[.D16])/[.D15]" office:value-type="percentage" office:value="0.356454132648557" calcext:value-type="percentage">
            <text:p>35.65%</text:p>
          </table:table-cell>
          <table:table-cell table:formula="of:=[.E15]/[.E16]" office:value-type="float" office:value="1.56869211283732" calcext:value-type="float">
            <text:p>1.57</text:p>
          </table:table-cell>
          <table:table-cell table:formula="of:=([.E15]-[.E16])/[.E15]" office:value-type="percentage" office:value="0.362526277899568" calcext:value-type="percentage">
            <text:p>36.25%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/>
        </table:table-row>
        <table:table-row table:style-name="ro1">
          <table:table-cell table:number-columns-repeated="6"/>
          <table:table-cell table:formula="of:= [.D12] /  [.D3]" office:value-type="float" office:value="1.00734176052511" calcext:value-type="float">
            <text:p>1.01</text:p>
          </table:table-cell>
          <table:table-cell table:formula="of:= ([.D3] - [.D12]) / [.D3]" office:value-type="percentage" office:value="-0.00734176052511326" calcext:value-type="percentage">
            <text:p>-0.73%</text:p>
          </table:table-cell>
          <table:table-cell table:formula="of:= [.E12] /  [.E3]" office:value-type="float" office:value="1.02074460291438" calcext:value-type="float">
            <text:p>1.02</text:p>
          </table:table-cell>
          <table:table-cell table:formula="of:=([.E3]-[.E12])/[.E3]" office:value-type="percentage" office:value="-0.0207446029143847" calcext:value-type="percentage">
            <text:p>-2.07%</text:p>
          </table:table-cell>
          <table:table-cell/>
        </table:table-row>
        <table:table-row table:style-name="ro1">
          <table:table-cell table:number-columns-repeated="6"/>
          <table:table-cell table:formula="of:= [.D13] /  [.D4]" office:value-type="float" office:value="1.0074603914588" calcext:value-type="float">
            <text:p>1.01</text:p>
          </table:table-cell>
          <table:table-cell table:formula="of:= ([.D4] - [.D13]) / [.D4]" office:value-type="percentage" office:value="-0.00746039145879966" calcext:value-type="percentage">
            <text:p>-0.75%</text:p>
          </table:table-cell>
          <table:table-cell table:formula="of:= [.E13] /  [.E4]" office:value-type="float" office:value="1.00784536405039" calcext:value-type="float">
            <text:p>1.01</text:p>
          </table:table-cell>
          <table:table-cell table:formula="of:=([.E4]-[.E13])/[.E4]" office:value-type="percentage" office:value="-0.00784536405038654" calcext:value-type="percentage">
            <text:p>-0.78%</text:p>
          </table:table-cell>
          <table:table-cell/>
        </table:table-row>
        <table:table-row table:style-name="ro1">
          <table:table-cell table:number-columns-repeated="6"/>
          <table:table-cell table:formula="of:= [.D14] /  [.D5]" office:value-type="float" office:value="1.02639274256992" calcext:value-type="float">
            <text:p>1.03</text:p>
          </table:table-cell>
          <table:table-cell table:formula="of:= ([.D5] - [.D14]) / [.D5]" office:value-type="percentage" office:value="-0.0263927425699198" calcext:value-type="percentage">
            <text:p>-2.64%</text:p>
          </table:table-cell>
          <table:table-cell table:formula="of:= [.E14] /  [.E5]" office:value-type="float" office:value="1.02380549184207" calcext:value-type="float">
            <text:p>1.02</text:p>
          </table:table-cell>
          <table:table-cell table:formula="of:=([.E5]-[.E14])/[.E5]" office:value-type="percentage" office:value="-0.0238054918420699" calcext:value-type="percentage">
            <text:p>-2.38%</text:p>
          </table:table-cell>
          <table:table-cell/>
        </table:table-row>
        <table:table-row table:style-name="ro1">
          <table:table-cell table:number-columns-repeated="6"/>
          <table:table-cell table:formula="of:= [.D15] /  [.D6]" office:value-type="float" office:value="1.08601025470007" calcext:value-type="float">
            <text:p>1.09</text:p>
          </table:table-cell>
          <table:table-cell table:formula="of:= ([.D6] - [.D15]) / [.D6]" office:value-type="percentage" office:value="-0.0860102547000709" calcext:value-type="percentage">
            <text:p>-8.60%</text:p>
          </table:table-cell>
          <table:table-cell table:formula="of:= [.E15] /  [.E6]" office:value-type="float" office:value="1.07541314121735" calcext:value-type="float">
            <text:p>1.08</text:p>
          </table:table-cell>
          <table:table-cell table:formula="of:=([.E6]-[.E15])/[.E6]" office:value-type="percentage" office:value="-0.0754131412173469" calcext:value-type="percentage">
            <text:p>-7.54%</text:p>
          </table:table-cell>
          <table:table-cell/>
        </table:table-row>
        <table:table-row table:style-name="ro1">
          <table:table-cell table:number-columns-repeated="6"/>
          <table:table-cell table:formula="of:= [.D16] /  [.D7]" office:value-type="float" office:value="1.24651306300278" calcext:value-type="float">
            <text:p>1.25</text:p>
          </table:table-cell>
          <table:table-cell table:formula="of:= ([.D7] - [.D16]) / [.D7]" office:value-type="percentage" office:value="-0.24651306300278" calcext:value-type="percentage">
            <text:p>-24.65%</text:p>
          </table:table-cell>
          <table:table-cell table:formula="of:= [.E16] /  [.E7]" office:value-type="float" office:value="1.23275857901784" calcext:value-type="float">
            <text:p>1.23</text:p>
          </table:table-cell>
          <table:table-cell table:formula="of:=([.E7]-[.E16])/[.E7]" office:value-type="percentage" office:value="-0.232758579017842" calcext:value-type="percentage">
            <text:p>-23.28%</text:p>
          </table:table-cell>
          <table:table-cell/>
        </table:table-row>
      </table:table>
      <table:table table:name="knn" table:style-name="ta2">
        <table:shapes>
          <draw:frame draw:z-index="0" draw:style-name="gr1" draw:text-style-name="P1" svg:width="6.2976in" svg:height="3.5449in" svg:x="10.2429in" svg:y="3.985in">
            <draw:object draw:notify-on-update-of-ranges="nn.A12:nn.A16 knn.G10:knn.G10 knn.H13:knn.H16 nn.I10:nn.I10 knn.J13:knn.J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>
            <draw:frame draw:z-index="1" draw:style-name="gr1" draw:text-style-name="P1" svg:width="6.2976in" svg:height="3.5449in" svg:x="0.6232in" svg:y="0.063in">
              <draw:object draw:notify-on-update-of-ranges="nn.A12:nn.A16 nn.G1:nn.G1 knn.H4:knn.H7 nn.I10:nn.I10 knn.J4:knn.J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  <table:table-cell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  <table:table-cell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  <table:table-cell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3033" calcext:value-type="float">
            <text:p>0.03033</text:p>
          </table:table-cell>
          <table:table-cell table:style-name="ce3" office:value-type="float" office:value="22.659118" calcext:value-type="float">
            <text:p>22.659118</text:p>
          </table:table-cell>
          <table:table-cell table:style-name="ce3" office:value-type="float" office:value="4.040047" calcext:value-type="float">
            <text:p>4.040047</text:p>
          </table:table-cell>
          <table:table-cell table:style-name="ce3" office:value-type="float" office:value="3.888274" calcext:value-type="float">
            <text:p>3.888274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735" calcext:value-type="float">
            <text:p>0.001735</text:p>
          </table:table-cell>
          <table:table-cell table:style-name="ce3" office:value-type="float" office:value="12.557448" calcext:value-type="float">
            <text:p>12.557448</text:p>
          </table:table-cell>
          <table:table-cell table:style-name="ce3" office:value-type="float" office:value="2.314843" calcext:value-type="float">
            <text:p>2.314843</text:p>
          </table:table-cell>
          <table:table-cell table:style-name="ce3" office:value-type="float" office:value="1.926788" calcext:value-type="float">
            <text:p>1.926788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427025725195771" calcext:value-type="percentage">
            <text:p>42.70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504461876915053" calcext:value-type="percentage">
            <text:p>50.45%</text:p>
          </table:table-cell>
          <table:table-cell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121" calcext:value-type="float">
            <text:p>0.000121</text:p>
          </table:table-cell>
          <table:table-cell table:style-name="ce3" office:value-type="float" office:value="10.204885" calcext:value-type="float">
            <text:p>10.204885</text:p>
          </table:table-cell>
          <table:table-cell table:style-name="ce3" office:value-type="float" office:value="1.263033" calcext:value-type="float">
            <text:p>1.263033</text:p>
          </table:table-cell>
          <table:table-cell table:style-name="ce3" office:value-type="float" office:value="1.047999" calcext:value-type="float">
            <text:p>1.047999</text:p>
          </table:table-cell>
          <table:table-cell/>
          <table:table-cell table:formula="of:=[.D12] / [.D13]" office:value-type="float" office:value="1.74527905348224" calcext:value-type="float">
            <text:p>1.75</text:p>
          </table:table-cell>
          <table:table-cell table:formula="of:=([.D13]-[.D14])/[.D13]" office:value-type="percentage" office:value="0.454376387513106" calcext:value-type="percentage">
            <text:p>45.44%</text:p>
          </table:table-cell>
          <table:table-cell table:formula="of:=[.E12]/[.E13]" office:value-type="float" office:value="2.0180082084796" calcext:value-type="float">
            <text:p>2.02</text:p>
          </table:table-cell>
          <table:table-cell table:formula="of:=([.E13]-[.E14])/[.E13]" office:value-type="percentage" office:value="0.456090135500117" calcext:value-type="percentage">
            <text:p>45.61%</text:p>
          </table:table-cell>
          <table:table-cell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2" calcext:value-type="float">
            <text:p>0.000002</text:p>
          </table:table-cell>
          <table:table-cell table:style-name="ce3" office:value-type="float" office:value="5.948286" calcext:value-type="float">
            <text:p>5.948286</text:p>
          </table:table-cell>
          <table:table-cell table:style-name="ce3" office:value-type="float" office:value="0.71832" calcext:value-type="float">
            <text:p>0.71832</text:p>
          </table:table-cell>
          <table:table-cell table:style-name="ce3" office:value-type="float" office:value="0.585065" calcext:value-type="float">
            <text:p>0.585065</text:p>
          </table:table-cell>
          <table:table-cell/>
          <table:table-cell table:formula="of:=[.D13] / [.D14]" office:value-type="float" office:value="1.83276525633139" calcext:value-type="float">
            <text:p>1.83</text:p>
          </table:table-cell>
          <table:table-cell table:formula="of:=([.D14]-[.D15])/[.D14]" office:value-type="percentage" office:value="0.431273767193731" calcext:value-type="percentage">
            <text:p>43.13%</text:p>
          </table:table-cell>
          <table:table-cell table:formula="of:=[.E13]/[.E14]" office:value-type="float" office:value="1.83853992227092" calcext:value-type="float">
            <text:p>1.84</text:p>
          </table:table-cell>
          <table:table-cell table:formula="of:=([.E14]-[.E15])/[.E14]" office:value-type="percentage" office:value="0.441731337529902" calcext:value-type="percentage">
            <text:p>44.17%</text:p>
          </table:table-cell>
          <table:table-cell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08" calcext:value-type="float">
            <text:p>0.00000008</text:p>
          </table:table-cell>
          <table:table-cell table:style-name="ce3" office:value-type="float" office:value="4.096856" calcext:value-type="float">
            <text:p>4.096856</text:p>
          </table:table-cell>
          <table:table-cell table:style-name="ce3" office:value-type="float" office:value="0.442222" calcext:value-type="float">
            <text:p>0.442222</text:p>
          </table:table-cell>
          <table:table-cell table:style-name="ce3" office:value-type="float" office:value="0.348677" calcext:value-type="float">
            <text:p>0.348677</text:p>
          </table:table-cell>
          <table:table-cell/>
          <table:table-cell table:formula="of:=[.D14] / [.D15]" office:value-type="float" office:value="1.75831523554962" calcext:value-type="float">
            <text:p>1.76</text:p>
          </table:table-cell>
          <table:table-cell table:formula="of:=([.D15]-[.D16])/[.D15]" office:value-type="percentage" office:value="0.384366299142443" calcext:value-type="percentage">
            <text:p>38.44%</text:p>
          </table:table-cell>
          <table:table-cell table:formula="of:=[.E14]/[.E15]" office:value-type="float" office:value="1.79125225402306" calcext:value-type="float">
            <text:p>1.79</text:p>
          </table:table-cell>
          <table:table-cell table:formula="of:=([.E15]-[.E16])/[.E15]" office:value-type="percentage" office:value="0.404037158264466" calcext:value-type="percentage">
            <text:p>40.40%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/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3] - [.D12]) / [.D3]" office:value-type="percentage" office:value="0.00380178351927572" calcext:value-type="percentage">
            <text:p>0.38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3]-[.E12])/[.E3]" office:value-type="percentage" office:value="-0.00286472055498254" calcext:value-type="percentage">
            <text:p>-0.29%</text:p>
          </table:table-cell>
          <table:table-cell/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4] - [.D13]) / [.D4]" office:value-type="percentage" office:value="-0.000294707239470501" calcext:value-type="percentage">
            <text:p>-0.03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4]-[.E13])/[.E4]" office:value-type="percentage" office:value="-0.00106299961241558" calcext:value-type="percentage">
            <text:p>-0.11%</text:p>
          </table:table-cell>
          <table:table-cell/>
        </table:table-row>
        <table:table-row table:style-name="ro1">
          <table:table-cell table:number-columns-repeated="6"/>
          <table:table-cell table:formula="of:= [.D13] /  [.D4]" office:value-type="float" office:value="1.00029470723947" calcext:value-type="float">
            <text:p>1.00</text:p>
          </table:table-cell>
          <table:table-cell table:formula="of:= ([.D5] - [.D14]) / [.D5]" office:value-type="percentage" office:value="-0.018342587941623" calcext:value-type="percentage">
            <text:p>-1.83%</text:p>
          </table:table-cell>
          <table:table-cell table:formula="of:= [.E13] /  [.E4]" office:value-type="float" office:value="1.00106299961242" calcext:value-type="float">
            <text:p>1.00</text:p>
          </table:table-cell>
          <table:table-cell table:formula="of:=([.E5]-[.E14])/[.E5]" office:value-type="percentage" office:value="-0.0107410629379801" calcext:value-type="percentage">
            <text:p>-1.07%</text:p>
          </table:table-cell>
          <table:table-cell/>
        </table:table-row>
        <table:table-row table:style-name="ro1">
          <table:table-cell table:number-columns-repeated="6"/>
          <table:table-cell table:formula="of:= [.D14] /  [.D5]" office:value-type="float" office:value="1.01834258794162" calcext:value-type="float">
            <text:p>1.02</text:p>
          </table:table-cell>
          <table:table-cell table:formula="of:= ([.D6] - [.D15]) / [.D6]" office:value-type="percentage" office:value="-0.0599990260617034" calcext:value-type="percentage">
            <text:p>-6.00%</text:p>
          </table:table-cell>
          <table:table-cell table:formula="of:= [.E14] /  [.E5]" office:value-type="float" office:value="1.01074106293798" calcext:value-type="float">
            <text:p>1.01</text:p>
          </table:table-cell>
          <table:table-cell table:formula="of:=([.E6]-[.E15])/[.E6]" office:value-type="percentage" office:value="-0.0405484236998145" calcext:value-type="percentage">
            <text:p>-4.05%</text:p>
          </table:table-cell>
          <table:table-cell/>
        </table:table-row>
        <table:table-row table:style-name="ro1">
          <table:table-cell table:number-columns-repeated="6"/>
          <table:table-cell table:formula="of:= [.D15] /  [.D6]" office:value-type="float" office:value="1.0599990260617" calcext:value-type="float">
            <text:p>1.06</text:p>
          </table:table-cell>
          <table:table-cell table:formula="of:= ([.D7] - [.D16]) / [.D7]" office:value-type="percentage" office:value="-0.182471836804544" calcext:value-type="percentage">
            <text:p>-18.25%</text:p>
          </table:table-cell>
          <table:table-cell table:formula="of:= [.E15] /  [.E6]" office:value-type="float" office:value="1.04054842369981" calcext:value-type="float">
            <text:p>1.04</text:p>
          </table:table-cell>
          <table:table-cell table:formula="of:=([.E7]-[.E16])/[.E7]" office:value-type="percentage" office:value="-0.136362747526366" calcext:value-type="percentage">
            <text:p>-13.64%</text:p>
          </table:table-cell>
          <table:table-cell/>
        </table:table-row>
      </table:table>
      <table:table table:name="fnn_2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4306" calcext:value-type="float">
            <text:p>0.054306</text:p>
          </table:table-cell>
          <table:table-cell table:style-name="ce3" office:value-type="float" office:value="11.877968" calcext:value-type="float">
            <text:p>11.877968</text:p>
          </table:table-cell>
          <table:table-cell table:style-name="ce3" office:value-type="float" office:value="2.827117" calcext:value-type="float">
            <text:p>2.827117</text:p>
          </table:table-cell>
          <table:table-cell table:style-name="ce3" office:value-type="float" office:value="2.304903" calcext:value-type="float">
            <text:p>2.30490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926" calcext:value-type="float">
            <text:p>0.002926</text:p>
          </table:table-cell>
          <table:table-cell table:style-name="ce3" office:value-type="float" office:value="12.053558" calcext:value-type="float">
            <text:p>12.053558</text:p>
          </table:table-cell>
          <table:table-cell table:style-name="ce3" office:value-type="float" office:value="3.510462" calcext:value-type="float">
            <text:p>3.510462</text:p>
          </table:table-cell>
          <table:table-cell table:style-name="ce3" office:value-type="float" office:value="2.254539" calcext:value-type="float">
            <text:p>2.254539</text:p>
          </table:table-cell>
          <table:table-cell/>
          <table:table-cell table:formula="of:=[.D11] / [.D12]" office:value-type="float" office:value="0.805340436671868" calcext:value-type="float">
            <text:p>0.81</text:p>
          </table:table-cell>
          <table:table-cell table:formula="of:=([.D11]-[.D12])/[.D11]" office:value-type="percentage" office:value="-0.241710901954182" calcext:value-type="percentage">
            <text:p>-24.17%</text:p>
          </table:table-cell>
          <table:table-cell table:formula="of:=[.E11]/[.E12]" office:value-type="float" office:value="1.02233893492195" calcext:value-type="float">
            <text:p>1.02</text:p>
          </table:table-cell>
          <table:table-cell table:formula="of:=([.E11]-[.E12])/[.E11]" office:value-type="percentage" office:value="0.0218508110753468" calcext:value-type="percentage">
            <text:p>2.1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51" calcext:value-type="float">
            <text:p>0.000051</text:p>
          </table:table-cell>
          <table:table-cell table:style-name="ce3" office:value-type="float" office:value="8.397995" calcext:value-type="float">
            <text:p>8.397995</text:p>
          </table:table-cell>
          <table:table-cell table:style-name="ce3" office:value-type="float" office:value="1.33163" calcext:value-type="float">
            <text:p>1.33163</text:p>
          </table:table-cell>
          <table:table-cell table:style-name="ce3" office:value-type="float" office:value="1.02309" calcext:value-type="float">
            <text:p>1.02309</text:p>
          </table:table-cell>
          <table:table-cell/>
          <table:table-cell table:formula="of:=[.D12] / [.D13]" office:value-type="float" office:value="2.6362142637219" calcext:value-type="float">
            <text:p>2.64</text:p>
          </table:table-cell>
          <table:table-cell table:formula="of:=([.D12]-[.D13])/[.D12]" office:value-type="percentage" office:value="0.62066816276604" calcext:value-type="percentage">
            <text:p>62.07%</text:p>
          </table:table-cell>
          <table:table-cell table:formula="of:=[.E12]/[.E13]" office:value-type="float" office:value="2.20365656980324" calcext:value-type="float">
            <text:p>2.20</text:p>
          </table:table-cell>
          <table:table-cell table:formula="of:=([.E12]-[.E13])/[.E12]" office:value-type="percentage" office:value="0.546208781484818" calcext:value-type="percentage">
            <text:p>54.62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57381" calcext:value-type="float">
            <text:p>4.757381</text:p>
          </table:table-cell>
          <table:table-cell table:style-name="ce3" office:value-type="float" office:value="1.040134" calcext:value-type="float">
            <text:p>1.040134</text:p>
          </table:table-cell>
          <table:table-cell table:style-name="ce3" office:value-type="float" office:value="0.744771" calcext:value-type="float">
            <text:p>0.744771</text:p>
          </table:table-cell>
          <table:table-cell/>
          <table:table-cell table:formula="of:=[.D13] / [.D14]" office:value-type="float" office:value="1.28024850644244" calcext:value-type="float">
            <text:p>1.28</text:p>
          </table:table-cell>
          <table:table-cell table:formula="of:=([.D13]-[.D14])/[.D13]" office:value-type="percentage" office:value="0.218901646853856" calcext:value-type="percentage">
            <text:p>21.89%</text:p>
          </table:table-cell>
          <table:table-cell table:formula="of:=[.E13]/[.E14]" office:value-type="float" office:value="1.37369741840109" calcext:value-type="float">
            <text:p>1.37</text:p>
          </table:table-cell>
          <table:table-cell table:formula="of:=([.E13]-[.E14])/[.E13]" office:value-type="percentage" office:value="0.272037650646571" calcext:value-type="percentage">
            <text:p>27.20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59410706633286" calcext:value-type="float">
            <text:p>1.59</text:p>
          </table:table-cell>
          <table:table-cell table:formula="of:= ([.D3] - [.D11]) / [.D3]" office:value-type="percentage" office:value="-0.59410706633286" calcext:value-type="percentage">
            <text:p>-59.41%</text:p>
          </table:table-cell>
          <table:table-cell table:formula="of:= [.E11] /  [.E3]" office:value-type="float" office:value="1.87214384517978" calcext:value-type="float">
            <text:p>1.87</text:p>
          </table:table-cell>
          <table:table-cell table:formula="of:=([.E3]-[.E11])/[.E3]" office:value-type="percentage" office:value="-0.872143845179778" calcext:value-type="percentage">
            <text:p>-87.21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5.61145993848987" calcext:value-type="float">
            <text:p>5.61</text:p>
          </table:table-cell>
          <table:table-cell table:formula="of:= ([.D4] - [.D12]) / [.D4]" office:value-type="percentage" office:value="-4.61145993848987" calcext:value-type="percentage">
            <text:p>-461.15%</text:p>
          </table:table-cell>
          <table:table-cell table:formula="of:= [.E12] /  [.E4]" office:value-type="float" office:value="4.37847679418311" calcext:value-type="float">
            <text:p>4.38</text:p>
          </table:table-cell>
          <table:table-cell table:formula="of:=([.E4]-[.E12])/[.E4]" office:value-type="percentage" office:value="-3.37847679418311" calcext:value-type="percentage">
            <text:p>-337.85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6.11130998274406" calcext:value-type="float">
            <text:p>6.11</text:p>
          </table:table-cell>
          <table:table-cell table:formula="of:= ([.D5] - [.D13]) / [.D5]" office:value-type="percentage" office:value="-5.11130998274406" calcext:value-type="percentage">
            <text:p>-511.13%</text:p>
          </table:table-cell>
          <table:table-cell table:formula="of:= [.E13] /  [.E5]" office:value-type="float" office:value="5.94032329237987" calcext:value-type="float">
            <text:p>5.94</text:p>
          </table:table-cell>
          <table:table-cell table:formula="of:=([.E5]-[.E13])/[.E5]" office:value-type="percentage" office:value="-4.94032329237987" calcext:value-type="percentage">
            <text:p>-494.03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2.50022595284797" calcext:value-type="float">
            <text:p>2.50</text:p>
          </table:table-cell>
          <table:table-cell table:formula="of:= ([.D6] - [.D14]) / [.D6]" office:value-type="percentage" office:value="-1.50022595284797" calcext:value-type="percentage">
            <text:p>-150.02%</text:p>
          </table:table-cell>
          <table:table-cell table:formula="of:= [.E14] /  [.E6]" office:value-type="float" office:value="2.71773566729066" calcext:value-type="float">
            <text:p>2.72</text:p>
          </table:table-cell>
          <table:table-cell table:formula="of:=([.E6]-[.E14])/[.E6]" office:value-type="percentage" office:value="-1.71773566729066" calcext:value-type="percentage">
            <text:p>-171.77%</text:p>
          </table:table-cell>
        </table:table-row>
      </table:table>
      <table:table table:name="nn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235338280273" calcext:value-type="float">
            <text:p>0.235338280273</text:p>
          </table:table-cell>
          <table:table-cell table:style-name="ce3" office:value-type="float" office:value="24.58790961424" calcext:value-type="float">
            <text:p>24.58790961424</text:p>
          </table:table-cell>
          <table:table-cell table:style-name="ce3" office:value-type="float" office:value="7.197507605444" calcext:value-type="float">
            <text:p>7.197507605444</text:p>
          </table:table-cell>
          <table:table-cell table:style-name="ce3" office:value-type="float" office:value="5.597238248261" calcext:value-type="float">
            <text:p>5.597238248261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9761368504" calcext:value-type="float">
            <text:p>0.009761368504</text:p>
          </table:table-cell>
          <table:table-cell table:style-name="ce3" office:value-type="float" office:value="27.517120293286" calcext:value-type="float">
            <text:p>27.517120293286</text:p>
          </table:table-cell>
          <table:table-cell table:style-name="ce3" office:value-type="float" office:value="5.291628557399" calcext:value-type="float">
            <text:p>5.291628557399</text:p>
          </table:table-cell>
          <table:table-cell table:style-name="ce3" office:value-type="float" office:value="4.354543864054" calcext:value-type="float">
            <text:p>4.354543864054</text:p>
          </table:table-cell>
          <table:table-cell/>
          <table:table-cell table:formula="of:=[.D12] / [.D13]" office:value-type="float" office:value="1.36016871316111" calcext:value-type="float">
            <text:p>1.36</text:p>
          </table:table-cell>
          <table:table-cell table:formula="of:=([.D12]-[.D13])/[.D12]" office:value-type="percentage" office:value="0.264797087064339" calcext:value-type="percentage">
            <text:p>26.48%</text:p>
          </table:table-cell>
          <table:table-cell table:formula="of:=[.E12]/[.E13]" office:value-type="float" office:value="1.28537877284122" calcext:value-type="float">
            <text:p>1.29</text:p>
          </table:table-cell>
          <table:table-cell table:formula="of:=([.E12]-[.E13])/[.E12]" office:value-type="percentage" office:value="0.222019204666353" calcext:value-type="percentage">
            <text:p>22.2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15324056" calcext:value-type="float">
            <text:p>0.000215324056</text:p>
          </table:table-cell>
          <table:table-cell table:style-name="ce3" office:value-type="float" office:value="41.895482161974" calcext:value-type="float">
            <text:p>41.895482161974</text:p>
          </table:table-cell>
          <table:table-cell table:style-name="ce3" office:value-type="float" office:value="4.772134797459" calcext:value-type="float">
            <text:p>4.772134797459</text:p>
          </table:table-cell>
          <table:table-cell table:style-name="ce3" office:value-type="float" office:value="3.97295242138" calcext:value-type="float">
            <text:p>3.97295242138</text:p>
          </table:table-cell>
          <table:table-cell/>
          <table:table-cell table:formula="of:=[.D13] / [.D14]" office:value-type="float" office:value="1.10885982521211" calcext:value-type="float">
            <text:p>1.11</text:p>
          </table:table-cell>
          <table:table-cell table:formula="of:=([.D13]-[.D14])/[.D13]" office:value-type="percentage" office:value="0.0981727561383008" calcext:value-type="percentage">
            <text:p>9.82%</text:p>
          </table:table-cell>
          <table:table-cell table:formula="of:=[.E13]/[.E14]" office:value-type="float" office:value="1.09604732254545" calcext:value-type="float">
            <text:p>1.10</text:p>
          </table:table-cell>
          <table:table-cell table:formula="of:=([.E13]-[.E14])/[.E13]" office:value-type="percentage" office:value="0.0876306347087168" calcext:value-type="percentage">
            <text:p>8.76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34471537" calcext:value-type="float">
            <text:p>0.000034471537</text:p>
          </table:table-cell>
          <table:table-cell table:style-name="ce3" office:value-type="float" office:value="35.674550200698" calcext:value-type="float">
            <text:p>35.674550200698</text:p>
          </table:table-cell>
          <table:table-cell table:style-name="ce3" office:value-type="float" office:value="4.636559616388" calcext:value-type="float">
            <text:p>4.636559616388</text:p>
          </table:table-cell>
          <table:table-cell table:style-name="ce3" office:value-type="float" office:value="3.832948354956" calcext:value-type="float">
            <text:p>3.832948354956</text:p>
          </table:table-cell>
          <table:table-cell/>
          <table:table-cell table:formula="of:=[.D14] / [.D15]" office:value-type="float" office:value="1.02924046972065" calcext:value-type="float">
            <text:p>1.03</text:p>
          </table:table-cell>
          <table:table-cell table:formula="of:=([.D14]-[.D15])/[.D14]" office:value-type="percentage" office:value="0.0284097551358332" calcext:value-type="percentage">
            <text:p>2.84%</text:p>
          </table:table-cell>
          <table:table-cell table:formula="of:=[.E14]/[.E15]" office:value-type="float" office:value="1.03652646825856" calcext:value-type="float">
            <text:p>1.04</text:p>
          </table:table-cell>
          <table:table-cell table:formula="of:=([.E14]-[.E15])/[.E14]" office:value-type="percentage" office:value="0.0352393010473983" calcext:value-type="percentage">
            <text:p>3.5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9646761" calcext:value-type="float">
            <text:p>0.000009646761</text:p>
          </table:table-cell>
          <table:table-cell table:style-name="ce3" office:value-type="float" office:value="40.702695098418" calcext:value-type="float">
            <text:p>40.702695098418</text:p>
          </table:table-cell>
          <table:table-cell table:style-name="ce3" office:value-type="float" office:value="4.576937092683" calcext:value-type="float">
            <text:p>4.576937092683</text:p>
          </table:table-cell>
          <table:table-cell table:style-name="ce3" office:value-type="float" office:value="3.782747770377" calcext:value-type="float">
            <text:p>3.782747770377</text:p>
          </table:table-cell>
          <table:table-cell/>
          <table:table-cell table:formula="of:=[.D15] / [.D16]" office:value-type="float" office:value="1.0130267299938" calcext:value-type="float">
            <text:p>1.01</text:p>
          </table:table-cell>
          <table:table-cell table:formula="of:=([.D15]-[.D16])/[.D15]" office:value-type="percentage" office:value="0.0128592164531355" calcext:value-type="percentage">
            <text:p>1.29%</text:p>
          </table:table-cell>
          <table:table-cell table:formula="of:=[.E15]/[.E16]" office:value-type="float" office:value="1.01327093098095" calcext:value-type="float">
            <text:p>1.01</text:p>
          </table:table-cell>
          <table:table-cell table:formula="of:=([.E15]-[.E16])/[.E15]" office:value-type="percentage" office:value="0.0130971200053063" calcext:value-type="percentage">
            <text:p>1.31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38887105992198" calcext:value-type="float">
            <text:p>1.39</text:p>
          </table:table-cell>
          <table:table-cell table:formula="of:= ([.D3] - [.D12]) / [.D3]" office:value-type="percentage" office:value="-0.38887105992198" calcext:value-type="percentage">
            <text:p>-38.89%</text:p>
          </table:table-cell>
          <table:table-cell table:formula="of:= [.E12] /  [.E3]" office:value-type="float" office:value="1.54738245791973" calcext:value-type="float">
            <text:p>1.55</text:p>
          </table:table-cell>
          <table:table-cell table:formula="of:=([.E3]-[.E12])/[.E3]" office:value-type="percentage" office:value="-0.547382457919734" calcext:value-type="percentage">
            <text:p>-54.74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77859166033338" calcext:value-type="float">
            <text:p>1.78</text:p>
          </table:table-cell>
          <table:table-cell table:formula="of:= ([.D4] - [.D13]) / [.D4]" office:value-type="percentage" office:value="-0.778591660333379" calcext:value-type="percentage">
            <text:p>-77.86%</text:p>
          </table:table-cell>
          <table:table-cell table:formula="of:= [.E13] /  [.E4]" office:value-type="float" office:value="1.86897433595275" calcext:value-type="float">
            <text:p>1.87</text:p>
          </table:table-cell>
          <table:table-cell table:formula="of:=([.E4]-[.E13])/[.E4]" office:value-type="percentage" office:value="-0.868974335952747" calcext:value-type="percentage">
            <text:p>-86.90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81006057915467" calcext:value-type="float">
            <text:p>2.81</text:p>
          </table:table-cell>
          <table:table-cell table:formula="of:= ([.D5] - [.D14]) / [.D5]" office:value-type="percentage" office:value="-1.81006057915467" calcext:value-type="percentage">
            <text:p>-181.01%</text:p>
          </table:table-cell>
          <table:table-cell table:formula="of:= [.E14] /  [.E5]" office:value-type="float" office:value="3.00352778608699" calcext:value-type="float">
            <text:p>3.00</text:p>
          </table:table-cell>
          <table:table-cell table:formula="of:=([.E5]-[.E14])/[.E5]" office:value-type="percentage" office:value="-2.00352778608699" calcext:value-type="percentage">
            <text:p>-200.3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83196425068573" calcext:value-type="float">
            <text:p>4.83</text:p>
          </table:table-cell>
          <table:table-cell table:formula="of:= ([.D6] - [.D15]) / [.D6]" office:value-type="percentage" office:value="-3.83196425068573" calcext:value-type="percentage">
            <text:p>-383.20%</text:p>
          </table:table-cell>
          <table:table-cell table:formula="of:= [.E15] /  [.E6]" office:value-type="float" office:value="5.15184692767559" calcext:value-type="float">
            <text:p>5.15</text:p>
          </table:table-cell>
          <table:table-cell table:formula="of:=([.E6]-[.E15])/[.E6]" office:value-type="percentage" office:value="-4.15184692767559" calcext:value-type="percentage">
            <text:p>-415.18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8.50719151515033" calcext:value-type="float">
            <text:p>8.51</text:p>
          </table:table-cell>
          <table:table-cell table:formula="of:= ([.D7] - [.D16]) / [.D7]" office:value-type="percentage" office:value="-7.50719151515033" calcext:value-type="percentage">
            <text:p>-750.72%</text:p>
          </table:table-cell>
          <table:table-cell table:formula="of:= [.E16] /  [.E7]" office:value-type="float" office:value="9.14276957712053" calcext:value-type="float">
            <text:p>9.14</text:p>
          </table:table-cell>
          <table:table-cell table:formula="of:=([.E7]-[.E16])/[.E7]" office:value-type="percentage" office:value="-8.14276957712053" calcext:value-type="percentage">
            <text:p>-814.28%</text:p>
          </table:table-cell>
        </table:table-row>
      </table:table>
      <table:table table:name="knn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4879768" calcext:value-type="float">
            <text:p>0.04879768</text:p>
          </table:table-cell>
          <table:table-cell table:style-name="ce3" office:value-type="float" office:value="20.39759937" calcext:value-type="float">
            <text:p>20.39759937</text:p>
          </table:table-cell>
          <table:table-cell table:style-name="ce3" office:value-type="float" office:value="5.2537697" calcext:value-type="float">
            <text:p>5.2537697</text:p>
          </table:table-cell>
          <table:table-cell table:style-name="ce3" office:value-type="float" office:value="4.19593757" calcext:value-type="float">
            <text:p>4.195937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62325" calcext:value-type="float">
            <text:p>0.00062325</text:p>
          </table:table-cell>
          <table:table-cell table:style-name="ce3" office:value-type="float" office:value="17.91870461" calcext:value-type="float">
            <text:p>17.91870461</text:p>
          </table:table-cell>
          <table:table-cell table:style-name="ce3" office:value-type="float" office:value="3.35445427" calcext:value-type="float">
            <text:p>3.35445427</text:p>
          </table:table-cell>
          <table:table-cell table:style-name="ce3" office:value-type="float" office:value="2.74588931" calcext:value-type="float">
            <text:p>2.74588931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361514786230542" calcext:value-type="percentage">
            <text:p>36.15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345583850047607" calcext:value-type="percentage">
            <text:p>34.5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4376" calcext:value-type="float">
            <text:p>0.00004376</text:p>
          </table:table-cell>
          <table:table-cell table:style-name="ce3" office:value-type="float" office:value="21.03092332" calcext:value-type="float">
            <text:p>21.03092332</text:p>
          </table:table-cell>
          <table:table-cell table:style-name="ce3" office:value-type="float" office:value="2.93438179" calcext:value-type="float">
            <text:p>2.93438179</text:p>
          </table:table-cell>
          <table:table-cell table:style-name="ce3" office:value-type="float" office:value="2.38405013" calcext:value-type="float">
            <text:p>2.38405013</text:p>
          </table:table-cell>
          <table:table-cell/>
          <table:table-cell table:formula="of:=[.D12] / [.D13]" office:value-type="float" office:value="1.566206982455" calcext:value-type="float">
            <text:p>1.57</text:p>
          </table:table-cell>
          <table:table-cell table:formula="of:=([.D13]-[.D14])/[.D13]" office:value-type="percentage" office:value="0.125228262539409" calcext:value-type="percentage">
            <text:p>12.52%</text:p>
          </table:table-cell>
          <table:table-cell table:formula="of:=[.E12]/[.E13]" office:value-type="float" office:value="1.52807964790103" calcext:value-type="float">
            <text:p>1.53</text:p>
          </table:table-cell>
          <table:table-cell table:formula="of:=([.E13]-[.E14])/[.E13]" office:value-type="percentage" office:value="0.131774860218237" calcext:value-type="percentage">
            <text:p>13.18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026" calcext:value-type="float">
            <text:p>0.00000026</text:p>
          </table:table-cell>
          <table:table-cell table:style-name="ce3" office:value-type="float" office:value="23.33269235" calcext:value-type="float">
            <text:p>23.33269235</text:p>
          </table:table-cell>
          <table:table-cell table:style-name="ce3" office:value-type="float" office:value="2.7871346" calcext:value-type="float">
            <text:p>2.7871346</text:p>
          </table:table-cell>
          <table:table-cell table:style-name="ce3" office:value-type="float" office:value="2.26059072" calcext:value-type="float">
            <text:p>2.26059072</text:p>
          </table:table-cell>
          <table:table-cell/>
          <table:table-cell table:formula="of:=[.D13] / [.D14]" office:value-type="float" office:value="1.14315535948034" calcext:value-type="float">
            <text:p>1.14</text:p>
          </table:table-cell>
          <table:table-cell table:formula="of:=([.D14]-[.D15])/[.D14]" office:value-type="percentage" office:value="0.0501799699349962" calcext:value-type="percentage">
            <text:p>5.02%</text:p>
          </table:table-cell>
          <table:table-cell table:formula="of:=[.E13]/[.E14]" office:value-type="float" office:value="1.15177498805363" calcext:value-type="float">
            <text:p>1.15</text:p>
          </table:table-cell>
          <table:table-cell table:formula="of:=([.E14]-[.E15])/[.E14]" office:value-type="percentage" office:value="0.0517855763376921" calcext:value-type="percentage">
            <text:p>5.18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66" calcext:value-type="float">
            <text:p>0.00000066</text:p>
          </table:table-cell>
          <table:table-cell table:style-name="ce3" office:value-type="float" office:value="25.27713421" calcext:value-type="float">
            <text:p>25.27713421</text:p>
          </table:table-cell>
          <table:table-cell table:style-name="ce3" office:value-type="float" office:value="2.73732885" calcext:value-type="float">
            <text:p>2.73732885</text:p>
          </table:table-cell>
          <table:table-cell table:style-name="ce3" office:value-type="float" office:value="2.22889717" calcext:value-type="float">
            <text:p>2.22889717</text:p>
          </table:table-cell>
          <table:table-cell/>
          <table:table-cell table:formula="of:=[.D14] / [.D15]" office:value-type="float" office:value="1.05283102940202" calcext:value-type="float">
            <text:p>1.05</text:p>
          </table:table-cell>
          <table:table-cell table:formula="of:=([.D15]-[.D16])/[.D15]" office:value-type="percentage" office:value="0.0178698761086027" calcext:value-type="percentage">
            <text:p>1.79%</text:p>
          </table:table-cell>
          <table:table-cell table:formula="of:=[.E14]/[.E15]" office:value-type="float" office:value="1.05461378254264" calcext:value-type="float">
            <text:p>1.05</text:p>
          </table:table-cell>
          <table:table-cell table:formula="of:=([.E15]-[.E16])/[.E15]" office:value-type="percentage" office:value="0.0140200301273465" calcext:value-type="percentage">
            <text:p>1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3] - [.D12]) / [.D3]" office:value-type="percentage" office:value="-0.295478989462368" calcext:value-type="percentage">
            <text:p>-29.5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3]-[.E12])/[.E3]" office:value-type="percentage" office:value="-0.0822173948143064" calcext:value-type="percentage">
            <text:p>-8.22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4] - [.D13]) / [.D4]" office:value-type="percentage" office:value="-0.449533662523913" calcext:value-type="percentage">
            <text:p>-44.9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4]-[.E13])/[.E4]" office:value-type="percentage" office:value="-0.426627210296237" calcext:value-type="percentage">
            <text:p>-42.66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44953366252391" calcext:value-type="float">
            <text:p>1.45</text:p>
          </table:table-cell>
          <table:table-cell table:formula="of:= ([.D5] - [.D14]) / [.D5]" office:value-type="percentage" office:value="-1.3658969686757" calcext:value-type="percentage">
            <text:p>-136.59%</text:p>
          </table:table-cell>
          <table:table-cell table:formula="of:= [.E13] /  [.E4]" office:value-type="float" office:value="1.42662721029624" calcext:value-type="float">
            <text:p>1.43</text:p>
          </table:table-cell>
          <table:table-cell table:formula="of:=([.E5]-[.E14])/[.E5]" office:value-type="percentage" office:value="-1.29929357040763" calcext:value-type="percentage">
            <text:p>-129.93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3658969686757" calcext:value-type="float">
            <text:p>2.37</text:p>
          </table:table-cell>
          <table:table-cell table:formula="of:= ([.D6] - [.D15]) / [.D6]" office:value-type="percentage" office:value="-3.11287443131595" calcext:value-type="percentage">
            <text:p>-311.29%</text:p>
          </table:table-cell>
          <table:table-cell table:formula="of:= [.E14] /  [.E5]" office:value-type="float" office:value="2.29929357040763" calcext:value-type="float">
            <text:p>2.30</text:p>
          </table:table-cell>
          <table:table-cell table:formula="of:=([.E6]-[.E15])/[.E6]" office:value-type="percentage" office:value="-3.02050047486421" calcext:value-type="percentage">
            <text:p>-302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11287443131595" calcext:value-type="float">
            <text:p>4.11</text:p>
          </table:table-cell>
          <table:table-cell table:formula="of:= ([.D7] - [.D16]) / [.D7]" office:value-type="percentage" office:value="-6.31943293910653" calcext:value-type="percentage">
            <text:p>-631.94%</text:p>
          </table:table-cell>
          <table:table-cell table:formula="of:= [.E15] /  [.E6]" office:value-type="float" office:value="4.02050047486421" calcext:value-type="float">
            <text:p>4.02</text:p>
          </table:table-cell>
          <table:table-cell table:formula="of:=([.E7]-[.E16])/[.E7]" office:value-type="percentage" office:value="-6.26413188152629" calcext:value-type="percentage">
            <text:p>-626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18:00:40.279810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4:59:34.660342585</meta:creation-date>
    <meta:generator>LibreOffice/25.8.4.2$Linux_X86_64 LibreOffice_project/580$Build-2</meta:generator>
    <dc:date>2026-01-22T18:08:18.575760271</dc:date>
    <meta:editing-duration>PT5H18M19S</meta:editing-duration>
    <meta:editing-cycles>21</meta:editing-cycles>
    <meta:document-statistic meta:table-count="7" meta:cell-count="784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1.737cm" svg:y="0.379cm" svg:width="8.657cm" svg:height="7.799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n.H13:nn.H16" chart:label-cell-address="nn.G10:nn.G10" chart:class="chart:line">
            <chart:data-point chart:repeated="4"/>
          </chart:series>
          <chart:series chart:style-name="ch8" chart:values-cell-range-address="nn.J13:nn.J16" chart:label-cell-address="nn.I10:nn.I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0:nn.G10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5825318337826">
                <text:p>0.425825318337826</text:p>
                <draw:g>
                  <svg:desc>nn.H13:nn.H16</svg:desc>
                </draw:g>
              </table:table-cell>
              <table:table-cell office:value-type="float" office:value="0.364025038269161">
                <text:p>0.364025038269161</text:p>
                <draw:g>
                  <svg:desc>nn.J13:nn.J1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18473497643772">
                <text:p>0.418473497643772</text:p>
              </table:table-cell>
              <table:table-cell office:value-type="float" office:value="0.423278780677884">
                <text:p>0.4232787806778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02145545775143">
                <text:p>0.402145545775143</text:p>
              </table:table-cell>
              <table:table-cell office:value-type="float" office:value="0.409192239843279">
                <text:p>0.40919223984327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56454132648557">
                <text:p>0.356454132648557</text:p>
              </table:table-cell>
              <table:table-cell office:value-type="float" office:value="0.362526277899568">
                <text:p>0.362526277899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5cm" xlink:href=".." xlink:type="simple" chart:class="chart:line" chart:style-name="ch1">
        <chart:title svg:x="6.728cm" svg:y="0.316cm" chart:style-name="ch2">
          <text:p>DNT švarūs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2.042cm" svg:y="1.474cm" svg:width="8.447cm" svg:height="7.152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nn.H4:fnn.H6" chart:label-cell-address="nn.G1:nn.G1" chart:class="chart:line">
            <chart:data-point chart:repeated="3"/>
          </chart:series>
          <chart:series chart:style-name="ch9" chart:values-cell-range-address="fnn.J4:fnn.J6" chart:label-cell-address="nn.I10:nn.I10" chart:class="chart:line">
            <chart:data-point chart:repeated="3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3E7E0000232EA3D5BCD1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647253986512394">
                <text:p>0.647253986512394</text:p>
                <draw:g>
                  <svg:desc>fnn.H4:fnn.H6</svg:desc>
                </draw:g>
              </table:table-cell>
              <table:table-cell office:value-type="float" office:value="0.581764145433929">
                <text:p>0.581764145433929</text:p>
                <draw:g>
                  <svg:desc>fnn.J4:fnn.J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516940862037">
                <text:p>0.6516940862037</text:p>
              </table:table-cell>
              <table:table-cell office:value-type="float" office:value="0.665520844257488">
                <text:p>0.66552084425748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909241105848662">
                <text:p>-0.909241105848662</text:p>
              </table:table-cell>
              <table:table-cell office:value-type="float" office:value="-0.5911524258541">
                <text:p>-0.59115242585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5cm" xlink:href=".." xlink:type="simple" chart:class="chart:line" chart:style-name="ch1">
        <chart:title svg:x="6.315cm" svg:y="0.316cm" chart:style-name="ch2">
          <text:p>DNT triukšmingi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1.851cm" svg:y="1.474cm" svg:width="8.638cm" svg:height="7.152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nn.H12:fnn.H14" chart:label-cell-address="nn.G1:nn.G1" chart:class="chart:line">
            <chart:data-point chart:repeated="3"/>
          </chart:series>
          <chart:series chart:style-name="ch9" chart:values-cell-range-address="fnn.J12:fnn.J14" chart:label-cell-address="nn.I10:nn.I10" chart:class="chart:line">
            <chart:data-point chart:repeated="3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3E7E0000232EA3D5BCD1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-0.0795070305332978">
                <text:p>-0.0795070305332978</text:p>
                <draw:g>
                  <svg:desc>fnn.H12:fnn.H14</svg:desc>
                </draw:g>
              </table:table-cell>
              <table:table-cell office:value-type="float" office:value="0.357240163222909">
                <text:p>0.357240163222909</text:p>
                <draw:g>
                  <svg:desc>fnn.J12:fnn.J1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4773011106322">
                <text:p>0.74773011106322</text:p>
              </table:table-cell>
              <table:table-cell office:value-type="float" office:value="0.657487081408306">
                <text:p>0.6574870814083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1797391892471">
                <text:p>0.21797391892471</text:p>
              </table:table-cell>
              <table:table-cell office:value-type="float" office:value="0.336628624562722">
                <text:p>0.33662862456272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453cm" svg:y="0.316cm" chart:style-name="ch2">
          <text:p>NN triukšmingi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1.737cm" svg:y="1.474cm" svg:width="8.657cm" svg:height="6.704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n.H13:nn.H16" chart:label-cell-address="nn.G10:nn.G10" chart:class="chart:line">
            <chart:data-point chart:repeated="4"/>
          </chart:series>
          <chart:series chart:style-name="ch9" chart:values-cell-range-address="nn.J13:nn.J16" chart:label-cell-address="nn.I10:nn.I1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0:nn.G10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5825318337826">
                <text:p>0.425825318337826</text:p>
                <draw:g>
                  <svg:desc>nn.H13:nn.H16</svg:desc>
                </draw:g>
              </table:table-cell>
              <table:table-cell office:value-type="float" office:value="0.364025038269161">
                <text:p>0.364025038269161</text:p>
                <draw:g>
                  <svg:desc>nn.J13:nn.J1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18473497643772">
                <text:p>0.418473497643772</text:p>
              </table:table-cell>
              <table:table-cell office:value-type="float" office:value="0.423278780677884">
                <text:p>0.4232787806778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02145545775143">
                <text:p>0.402145545775143</text:p>
              </table:table-cell>
              <table:table-cell office:value-type="float" office:value="0.409192239843279">
                <text:p>0.40919223984327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56454132648557">
                <text:p>0.356454132648557</text:p>
              </table:table-cell>
              <table:table-cell office:value-type="float" office:value="0.362526277899568">
                <text:p>0.3625262778995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865cm" svg:y="0.316cm" chart:style-name="ch2">
          <text:p>NN švarūs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1.737cm" svg:y="1.474cm" svg:width="8.657cm" svg:height="6.704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n.H4:nn.H7" chart:label-cell-address="nn.G1:nn.G1" chart:class="chart:line">
            <chart:data-point chart:repeated="4"/>
          </chart:series>
          <chart:series chart:style-name="ch9" chart:values-cell-range-address="nn.J4:nn.J7" chart:label-cell-address="nn.I10:nn.I1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5892928815778">
                <text:p>0.425892928815778</text:p>
                <draw:g>
                  <svg:desc>nn.H4:nn.H7</svg:desc>
                </draw:g>
              </table:table-cell>
              <table:table-cell office:value-type="float" office:value="0.355885304500958">
                <text:p>0.355885304500958</text:p>
                <draw:g>
                  <svg:desc>nn.J4:nn.J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29200058214985">
                <text:p>0.429200058214985</text:p>
              </table:table-cell>
              <table:table-cell office:value-type="float" office:value="0.43226930127374">
                <text:p>0.4322693012737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34965305093768">
                <text:p>0.434965305093768</text:p>
              </table:table-cell>
              <table:table-cell office:value-type="float" office:value="0.437544320142248">
                <text:p>0.4375443201422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9318020759515">
                <text:p>0.439318020759515</text:p>
              </table:table-cell>
              <table:table-cell office:value-type="float" office:value="0.443891424001505">
                <text:p>0.4438914240015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303cm" svg:y="0.316cm" chart:style-name="ch2">
          <text:p>KNN triukšmingi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1.737cm" svg:y="1.475cm" svg:width="8.657cm" svg:height="6.703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knn.H13:knn.H16" chart:label-cell-address="knn.G10:knn.G10" chart:class="chart:line">
            <chart:data-point chart:repeated="4"/>
          </chart:series>
          <chart:series chart:style-name="ch9" chart:values-cell-range-address="knn.J13:knn.J16" chart:label-cell-address="nn.I10:nn.I1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knn.G10:knn.G10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7025725195771">
                <text:p>0.427025725195771</text:p>
                <draw:g>
                  <svg:desc>knn.H13:knn.H16</svg:desc>
                </draw:g>
              </table:table-cell>
              <table:table-cell office:value-type="float" office:value="0.504461876915053">
                <text:p>0.504461876915053</text:p>
                <draw:g>
                  <svg:desc>knn.J13:knn.J1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54376387513106">
                <text:p>0.454376387513106</text:p>
              </table:table-cell>
              <table:table-cell office:value-type="float" office:value="0.456090135500117">
                <text:p>0.4560901355001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31273767193731">
                <text:p>0.431273767193731</text:p>
              </table:table-cell>
              <table:table-cell office:value-type="float" office:value="0.441731337529902">
                <text:p>0.4417313375299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84366299142443">
                <text:p>0.384366299142443</text:p>
              </table:table-cell>
              <table:table-cell office:value-type="float" office:value="0.404037158264466">
                <text:p>0.4040371582644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ff5429" draw:fill-color="#ff5429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715cm" svg:y="0.316cm" chart:style-name="ch2">
          <text:p>KNN švarūs</text:p>
        </chart:title>
        <chart:legend chart:legend-position="end" svg:x="11.384cm" svg:y="3.954cm" style:legend-expansion="high" chart:style-name="ch3"/>
        <chart:plot-area chart:style-name="ch4" svg:x="0.319cm" svg:y="1.275cm" svg:width="10.746cm" svg:height="7.55cm">
          <chart:coordinate-region svg:x="1.737cm" svg:y="1.474cm" svg:width="8.657cm" svg:height="6.704cm"/>
          <chart:axis chart:dimension="x" chart:name="primary-x" chart:style-name="ch5" chartooo:axis-type="auto">
            <chartooo:date-scale/>
            <chart:categories table:cell-range-address="nn.A12:nn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knn.H4:knn.H7" chart:label-cell-address="nn.G1:nn.G1" chart:class="chart:line">
            <chart:data-point chart:repeated="4"/>
          </chart:series>
          <chart:series chart:style-name="ch9" chart:values-cell-range-address="knn.J4:knn.J7" chart:label-cell-address="nn.I10:nn.I1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937221748924">
                <text:p>0.42937221748924</text:p>
                <draw:g>
                  <svg:desc>knn.H4:knn.H7</svg:desc>
                </draw:g>
              </table:table-cell>
              <table:table-cell office:value-type="float" office:value="0.503570003561879">
                <text:p>0.503570003561879</text:p>
                <draw:g>
                  <svg:desc>knn.J4:knn.J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64046364967692">
                <text:p>0.464046364967692</text:p>
              </table:table-cell>
              <table:table-cell office:value-type="float" office:value="0.461298189575538">
                <text:p>0.4612981895755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53623890676563">
                <text:p>0.453623890676563</text:p>
              </table:table-cell>
              <table:table-cell office:value-type="float" office:value="0.457723400028162">
                <text:p>0.4577234000281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48129669554541">
                <text:p>0.448129669554541</text:p>
              </table:table-cell>
              <table:table-cell office:value-type="float" office:value="0.454286761070383">
                <text:p>0.4542867610703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1.737cm" svg:y="0.379cm" svg:width="8.657cm" svg:height="7.799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n.H4:nn.H7" chart:label-cell-address="nn.G1:nn.G1" chart:class="chart:line">
            <chart:data-point chart:repeated="4"/>
          </chart:series>
          <chart:series chart:style-name="ch8" chart:values-cell-range-address="nn.J4:nn.J7" chart:label-cell-address="nn.I10:nn.I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5892928815778">
                <text:p>0.425892928815778</text:p>
                <draw:g>
                  <svg:desc>nn.H4:nn.H7</svg:desc>
                </draw:g>
              </table:table-cell>
              <table:table-cell office:value-type="float" office:value="0.355885304500958">
                <text:p>0.355885304500958</text:p>
                <draw:g>
                  <svg:desc>nn.J4:nn.J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29200058214985">
                <text:p>0.429200058214985</text:p>
              </table:table-cell>
              <table:table-cell office:value-type="float" office:value="0.43226930127374">
                <text:p>0.4322693012737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34965305093768">
                <text:p>0.434965305093768</text:p>
              </table:table-cell>
              <table:table-cell office:value-type="float" office:value="0.437544320142248">
                <text:p>0.4375443201422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9318020759515">
                <text:p>0.439318020759515</text:p>
              </table:table-cell>
              <table:table-cell office:value-type="float" office:value="0.443891424001505">
                <text:p>0.443891424001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1.737cm" svg:y="0.38cm" svg:width="8.657cm" svg:height="7.798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nn.H13:knn.H16" chart:label-cell-address="knn.G10:knn.G10" chart:class="chart:line">
            <chart:data-point chart:repeated="4"/>
          </chart:series>
          <chart:series chart:style-name="ch8" chart:values-cell-range-address="knn.J13:knn.J16" chart:label-cell-address="nn.I10:nn.I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knn.G10:knn.G10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7025725195771">
                <text:p>0.427025725195771</text:p>
                <draw:g>
                  <svg:desc>knn.H13:knn.H16</svg:desc>
                </draw:g>
              </table:table-cell>
              <table:table-cell office:value-type="float" office:value="0.504461876915053">
                <text:p>0.504461876915053</text:p>
                <draw:g>
                  <svg:desc>knn.J13:knn.J1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54376387513106">
                <text:p>0.454376387513106</text:p>
              </table:table-cell>
              <table:table-cell office:value-type="float" office:value="0.456090135500117">
                <text:p>0.4560901355001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31273767193731">
                <text:p>0.431273767193731</text:p>
              </table:table-cell>
              <table:table-cell office:value-type="float" office:value="0.441731337529902">
                <text:p>0.4417313375299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84366299142443">
                <text:p>0.384366299142443</text:p>
              </table:table-cell>
              <table:table-cell office:value-type="float" office:value="0.404037158264466">
                <text:p>0.4040371582644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1.737cm" svg:y="0.379cm" svg:width="8.657cm" svg:height="7.799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nn.H4:knn.H7" chart:label-cell-address="nn.G1:nn.G1" chart:class="chart:line">
            <chart:data-point chart:repeated="4"/>
          </chart:series>
          <chart:series chart:style-name="ch8" chart:values-cell-range-address="knn.J4:knn.J7" chart:label-cell-address="nn.I10:nn.I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42937221748924">
                <text:p>0.42937221748924</text:p>
                <draw:g>
                  <svg:desc>knn.H4:knn.H7</svg:desc>
                </draw:g>
              </table:table-cell>
              <table:table-cell office:value-type="float" office:value="0.503570003561879">
                <text:p>0.503570003561879</text:p>
                <draw:g>
                  <svg:desc>knn.J4:knn.J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64046364967692">
                <text:p>0.464046364967692</text:p>
              </table:table-cell>
              <table:table-cell office:value-type="float" office:value="0.461298189575538">
                <text:p>0.4612981895755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53623890676563">
                <text:p>0.453623890676563</text:p>
              </table:table-cell>
              <table:table-cell office:value-type="float" office:value="0.457723400028162">
                <text:p>0.4577234000281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48129669554541">
                <text:p>0.448129669554541</text:p>
              </table:table-cell>
              <table:table-cell office:value-type="float" office:value="0.454286761070383">
                <text:p>0.4542867610703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2.042cm" svg:y="0.379cm" svg:width="8.447cm" svg:height="8.247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nn.H4:fnn.H6" chart:label-cell-address="nn.G1:nn.G1" chart:class="chart:line">
            <chart:data-point chart:repeated="3"/>
          </chart:series>
          <chart:series chart:style-name="ch8" chart:values-cell-range-address="fnn.J4:fnn.J6" chart:label-cell-address="nn.I10:nn.I10" chart:class="chart:line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cm" svg:height="1cm" svg:x="0cm" svg:y="0cm">
          <draw:image xlink:href="Pictures/2000000600003E7E0000232EA3D5BCD1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0.647253986512394">
                <text:p>0.647253986512394</text:p>
                <draw:g>
                  <svg:desc>fnn.H4:fnn.H6</svg:desc>
                </draw:g>
              </table:table-cell>
              <table:table-cell office:value-type="float" office:value="0.581764145433929">
                <text:p>0.581764145433929</text:p>
                <draw:g>
                  <svg:desc>fnn.J4:fnn.J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516940862037">
                <text:p>0.6516940862037</text:p>
              </table:table-cell>
              <table:table-cell office:value-type="float" office:value="0.665520844257488">
                <text:p>0.66552084425748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909241105848662">
                <text:p>-0.909241105848662</text:p>
              </table:table-cell>
              <table:table-cell office:value-type="float" office:value="-0.5911524258541">
                <text:p>-0.5911524258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1.384cm" svg:y="3.954cm" style:legend-expansion="high" chart:style-name="ch2"/>
        <chart:plot-area chart:style-name="ch3" svg:x="0.319cm" svg:y="0.18cm" svg:width="10.746cm" svg:height="8.645cm">
          <chart:coordinate-region svg:x="1.851cm" svg:y="0.379cm" svg:width="8.638cm" svg:height="8.247cm"/>
          <chart:axis chart:dimension="x" chart:name="primary-x" chart:style-name="ch4" chartooo:axis-type="auto">
            <chartooo:date-scale/>
            <chart:categories table:cell-range-address="nn.A12:n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nn.H12:fnn.H14" chart:label-cell-address="nn.G1:nn.G1" chart:class="chart:line">
            <chart:data-point chart:repeated="3"/>
          </chart:series>
          <chart:series chart:style-name="ch8" chart:values-cell-range-address="fnn.J12:fnn.J14" chart:label-cell-address="nn.I10:nn.I10" chart:class="chart:line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cm" svg:height="1cm" svg:x="0cm" svg:y="0cm">
          <draw:image xlink:href="Pictures/2000000600003E7E0000232EA3D5BCD1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urkio pokytis</text:p>
                <draw:g>
                  <svg:desc>nn.G1:nn.G1</svg:desc>
                </draw:g>
              </table:table-cell>
              <table:table-cell office:value-type="string">
                <text:p>Std nuokrypio pokytis</text:p>
                <draw:g>
                  <svg:desc>nn.I10:nn.I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nn.A12:nn.A16</svg:desc>
                </draw:g>
              </table:table-cell>
              <table:table-cell office:value-type="float" office:value="-0.0795070305332978">
                <text:p>-0.0795070305332978</text:p>
                <draw:g>
                  <svg:desc>fnn.H12:fnn.H14</svg:desc>
                </draw:g>
              </table:table-cell>
              <table:table-cell office:value-type="float" office:value="0.357240163222909">
                <text:p>0.357240163222909</text:p>
                <draw:g>
                  <svg:desc>fnn.J12:fnn.J1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4773011106322">
                <text:p>0.74773011106322</text:p>
              </table:table-cell>
              <table:table-cell office:value-type="float" office:value="0.657487081408306">
                <text:p>0.6574870814083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1797391892471">
                <text:p>0.21797391892471</text:p>
              </table:table-cell>
              <table:table-cell office:value-type="float" office:value="0.336628624562722">
                <text:p>0.3366286245627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